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152cm" draw:marker-start-width="0.503cm" draw:marker-end-width="0.503cm" draw:fill="solid" draw:fill-color="#ffff00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54cm" svg:stroke-color="#ff3366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0" style:family="graphic" style:parent-style-name="objectwithoutfill">
      <style:graphic-properties svg:stroke-width="0.203cm" draw:fill="none" draw:textarea-horizontal-align="center" draw:textarea-vertical-align="middle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406cm" svg:stroke-color="#0000ff" draw:marker-start-width="0.503cm" draw:marker-end-width="0.503cm" draw:fill="none" draw:textarea-horizontal-align="center" draw:textarea-vertical-align="middle" fo:padding-top="0.326cm" fo:padding-bottom="0.326cm" fo:padding-left="0.451cm" fo:padding-right="0.451cm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715cm" svg:height="5.08cm" draw:transform="rotate (0.632332787997426) translate (10.725cm 5.578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5.715cm" svg:height="5.08cm" draw:transform="rotate (0.632332787997426) translate (3.113cm 5.622cm)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1" draw:layer="layout" svg:width="3.407cm" svg:height="3.029cm" draw:transform="rotate (0.632332787997426) translate (10.767cm 9.229cm)">
            <text:p/>
  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3.408cm" svg:height="3.029cm" draw:transform="rotate (0.632332787997426) translate (6.228cm 9.21cm)">
            <text:p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  </draw:custom-shape>
        </draw:g>
        <draw:custom-shape draw:style-name="gr5" draw:text-style-name="P2" draw:layer="layout" svg:width="3.175cm" svg:height="2.54cm" svg:x="9.155cm" svg:y="6.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2.24cm" svg:height="2.538cm" draw:transform="rotate (-0.687310659436424) translate (8.049cm 4.092cm)">
          <text:p/>
          <draw:enhanced-geometry svg:viewBox="0 0 21600 21600" draw:mirror-horizontal="false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2" draw:layer="layout" svg:width="1.27cm" svg:height="1.27cm" svg:x="9.02cm" svg:y="6.8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2" draw:layer="layout" svg:width="1.27cm" svg:height="1.27cm" svg:x="11.12cm" svg:y="6.8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0.635cm" svg:height="0.635cm" svg:x="9.355cm" svg:y="7.1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0.635cm" svg:height="0.635cm" svg:x="11.46cm" svg:y="7.14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path draw:style-name="gr9" draw:text-style-name="P2" draw:layer="layout" svg:width="1.062cm" svg:height="0.464cm" svg:x="10.198cm" svg:y="8.486cm" svg:viewBox="0 0 1063 465" svg:d="m2 0c-63 435 1200 749 1048 74v-37">
          <text:p/>
        </draw:path>
        <draw:path draw:style-name="gr10" draw:text-style-name="P2" draw:layer="layout" svg:width="0.477cm" svg:height="1.393cm" svg:x="10.09cm" svg:y="5.475cm" svg:viewBox="0 0 478 1394" svg:d="m449 1394c-32-350 125-749-71-1072l-165-322-213 295 165 27">
          <text:p/>
        </draw:path>
        <draw:path draw:style-name="gr10" draw:text-style-name="P2" draw:layer="layout" svg:width="0.477cm" svg:height="1.393cm" svg:x="10.99cm" svg:y="5.475cm" svg:viewBox="0 0 478 1394" svg:d="m29 1394c33-350-125-749 71-1072l165-322 213 295-165 27">
          <text:p/>
        </draw:path>
        <draw:custom-shape draw:style-name="gr8" draw:text-style-name="P2" draw:layer="layout" svg:width="2.24cm" svg:height="2.538cm" draw:transform="rotate (-0.687310659436424) translate (7.65cm 3.993cm)">
          <text:p/>
          <draw:enhanced-geometry svg:viewBox="0 0 21600 21600" draw:mirror-horizontal="false" draw:glue-points="10800 0 3160 3160 0 10800 3160 18440 10800 21600 18440 18440 21600 10800 18440 3160" draw:text-areas="3200 3200 18400 18400" draw:type="ellipse"/>
        </draw:custom-shape>
        <draw:path draw:style-name="gr11" draw:text-style-name="P2" draw:layer="layout" svg:width="3.088cm" svg:height="3.406cm" svg:x="5.14cm" svg:y="4.331cm" svg:viewBox="0 0 3089 3407" svg:d="m3089 3407c-770-514-2060-891-2516-1574-340-510-825-614-418-1116 387-476 1005-785 1611-705 607 80 778 493 926 970-44 397 162 704-353 1102l-793 574">
          <text:p/>
        </draw:path>
        <draw:custom-shape draw:style-name="gr6" draw:text-style-name="P2" draw:layer="layout" svg:width="2.24cm" svg:height="2.539cm" draw:transform="rotate (-0.687310659436424) translate (15.448cm 4.591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8" draw:text-style-name="P2" draw:layer="layout" svg:width="2.24cm" svg:height="2.539cm" draw:transform="rotate (-0.687310659436424) translate (15.049cm 4.592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path draw:style-name="gr11" draw:text-style-name="P2" draw:layer="layout" svg:width="3.703cm" svg:height="3.479cm" draw:transform="rotate (3.1415926535892) translate (16.4730000000075cm 7.59437499999164cm)" svg:viewBox="0 0 3704 3480" svg:d="m0-12665c335 1081 1455 1116 2014 743 770-514 1047-699 1503-1382 341-511 186-1085-221-1587-386-477-540-257-1146-177-607 80-772 100-920 577-185 597 411 1214 926 1612l492 286">
          <text:p/>
        </draw:path>
        <draw:custom-shape draw:style-name="gr12" draw:text-style-name="P2" draw:layer="layout" svg:width="1.711cm" svg:height="1.999cm" draw:transform="rotate (-0.687310659436424) translate (8.356cm 8.307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594cm" svg:height="1.565cm" svg:x="5.8cm" svg:y="4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41cm" svg:height="1.432cm" svg:x="13.301cm" svg:y="5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polyline draw:style-name="gr13" draw:text-style-name="P2" draw:layer="layout" svg:width="0.223cm" svg:height="0.782cm" svg:x="10.414cm" svg:y="9.432cm" svg:viewBox="0 0 224 783" draw:points="0,0 0,410 224,783 224,783">
          <text:p/>
        </draw:polyline>
        <draw:polyline draw:style-name="gr13" draw:text-style-name="P2" draw:layer="layout" svg:width="0.223cm" svg:height="0.782cm" svg:x="10.914cm" svg:y="9.433cm" svg:viewBox="0 0 224 783" draw:points="0,0 0,410 224,783 224,783">
          <text:p/>
        </draw:polyline>
        <draw:custom-shape draw:style-name="gr14" draw:text-style-name="P2" draw:layer="layout" svg:width="0.771cm" svg:height="1.124cm" draw:transform="rotate (-0.687310659436424) translate (8.553cm 8.756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712cm" svg:height="1.999cm" draw:transform="rotate (-0.687310659436424) translate (13.057cm 8.308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1.124cm" draw:transform="rotate (-0.687310659436424) translate (12.95cm 8.75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0.788cm" draw:transform="rotate (-0.687310659436424) translate (13.854cm 5.91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0.788cm" draw:transform="rotate (-0.687310659436424) translate (6.654cm 5.01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rry Wall</meta:initial-creator>
    <meta:creation-date>2009-03-24T00:34:26</meta:creation-date>
    <dc:creator>Larry Wall</dc:creator>
    <dc:date>2009-04-08T14:17:11</dc:date>
    <meta:editing-cycles>10</meta:editing-cycles>
    <meta:editing-duration>PT8H19M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